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1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ORTILLO PORTILLO, ELVIS MAR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2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ORTILLO PORTILLO, ELVIS MAR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5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3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9352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3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1T18:39:0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